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9a59" officeooo:paragraph-rsid="00019a59"/>
    </style:style>
    <style:style style:name="P2" style:family="paragraph" style:parent-style-name="Standard" style:list-style-name="L1">
      <style:text-properties officeooo:rsid="00019a59" officeooo:paragraph-rsid="00019a59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rsid="00019a59" officeooo:paragraph-rsid="00019a59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bold" officeooo:rsid="00019a59" officeooo:paragraph-rsid="00019a59" style:font-size-asian="10.5pt" style:font-weight-asian="bold" style:font-size-complex="12pt" style:font-weight-complex="bold"/>
    </style:style>
    <style:style style:name="P5" style:family="paragraph" style:parent-style-name="Standard" style:list-style-name="L1">
      <style:text-properties fo:font-size="12pt" style:text-underline-style="solid" style:text-underline-width="auto" style:text-underline-color="font-color" fo:font-weight="bold" officeooo:rsid="00019a59" officeooo:paragraph-rsid="00019a59" style:font-size-asian="10.5pt" style:font-weight-asian="bold" style:font-size-complex="12pt" style:font-weight-complex="bold"/>
    </style:style>
    <style:style style:name="P6" style:family="paragraph" style:parent-style-name="Standard" style:list-style-name="L1">
      <style:text-properties officeooo:paragraph-rsid="000775af"/>
    </style:style>
    <style:style style:name="P7" style:family="paragraph" style:parent-style-name="Standard" style:list-style-name="L1">
      <style:text-properties fo:font-weight="bold" officeooo:rsid="00019a59" officeooo:paragraph-rsid="00019a59" style:font-weight-asian="bold" style:font-weight-complex="bold"/>
    </style:style>
    <style:style style:name="P8" style:family="paragraph" style:parent-style-name="Standard" style:list-style-name="L1">
      <style:text-properties fo:font-weight="bold" officeooo:rsid="000391a6" officeooo:paragraph-rsid="000391a6" style:font-weight-asian="bold" style:font-weight-complex="bold"/>
    </style:style>
    <style:style style:name="P9" style:family="paragraph" style:parent-style-name="Standard" style:list-style-name="L1">
      <style:text-properties fo:font-weight="bold" officeooo:rsid="0005308b" officeooo:paragraph-rsid="0005308b" style:font-weight-asian="bold" style:font-weight-complex="bold"/>
    </style:style>
    <style:style style:name="P10" style:family="paragraph" style:parent-style-name="Standard" style:list-style-name="L1">
      <style:text-properties fo:font-weight="bold" officeooo:rsid="00064346" officeooo:paragraph-rsid="00064346" style:font-weight-asian="bold" style:font-weight-complex="bold"/>
    </style:style>
    <style:style style:name="P11" style:family="paragraph" style:parent-style-name="Standard" style:list-style-name="L1">
      <style:text-properties fo:font-weight="bold" officeooo:rsid="00095846" officeooo:paragraph-rsid="00095846" style:font-weight-asian="bold" style:font-weight-complex="bold"/>
    </style:style>
    <style:style style:name="P12" style:family="paragraph" style:parent-style-name="Standard" style:list-style-name="L1">
      <style:text-properties fo:font-weight="bold" officeooo:rsid="000a0c15" officeooo:paragraph-rsid="000a0c15" style:font-weight-asian="bold" style:font-weight-complex="bold"/>
    </style:style>
    <style:style style:name="P13" style:family="paragraph" style:parent-style-name="Standard" style:list-style-name="L1">
      <style:text-properties fo:font-weight="bold" officeooo:rsid="000aff10" officeooo:paragraph-rsid="000aff10" style:font-weight-asian="bold" style:font-weight-complex="bold"/>
    </style:style>
    <style:style style:name="P14" style:family="paragraph" style:parent-style-name="Standard" style:list-style-name="L1">
      <style:text-properties fo:font-weight="bold" officeooo:rsid="000c088f" officeooo:paragraph-rsid="000c088f" style:font-weight-asian="bold" style:font-weight-complex="bold"/>
    </style:style>
    <style:style style:name="P15" style:family="paragraph" style:parent-style-name="Standard" style:list-style-name="L1">
      <style:text-properties fo:font-weight="bold" officeooo:rsid="000c9527" officeooo:paragraph-rsid="000c9527" style:font-weight-asian="bold" style:font-weight-complex="bold"/>
    </style:style>
    <style:style style:name="P16" style:family="paragraph" style:parent-style-name="Standard" style:list-style-name="L1">
      <style:text-properties style:use-window-font-color="true" fo:font-weight="bold" officeooo:rsid="000775af" officeooo:paragraph-rsid="000775af" style:font-weight-asian="bold" style:font-weight-complex="bold"/>
    </style:style>
    <style:style style:name="P17" style:family="paragraph" style:parent-style-name="Standard" style:list-style-name="L1">
      <style:text-properties style:use-window-font-color="true" fo:font-weight="normal" officeooo:rsid="000775af" officeooo:paragraph-rsid="000775af" style:font-weight-asian="normal" style:font-weight-complex="normal"/>
    </style:style>
    <style:style style:name="P18" style:family="paragraph" style:parent-style-name="Standard" style:list-style-name="L1">
      <style:text-properties officeooo:rsid="0007d96f" officeooo:paragraph-rsid="0007d96f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0d2d2a" officeooo:paragraph-rsid="000d2d2a" style:font-weight-asian="bold" style:font-weight-complex="bold"/>
    </style:style>
    <style:style style:name="P20" style:family="paragraph" style:parent-style-name="Standard">
      <style:text-properties style:text-underline-style="none" fo:font-weight="normal" officeooo:rsid="000d2d2a" officeooo:paragraph-rsid="000d2d2a" style:font-weight-asian="normal" style:font-weight-complex="normal"/>
    </style:style>
    <style:style style:name="P21" style:family="paragraph" style:parent-style-name="Standard" style:list-style-name="L3">
      <style:text-properties style:text-underline-style="none" fo:font-weight="normal" officeooo:rsid="000d2d2a" officeooo:paragraph-rsid="000d2d2a" style:font-weight-asian="normal" style:font-weight-complex="normal"/>
    </style:style>
    <style:style style:name="P22" style:family="paragraph" style:parent-style-name="Standard" style:list-style-name="L4">
      <style:text-properties style:text-underline-style="none" fo:font-weight="bold" officeooo:rsid="000d2d2a" officeooo:paragraph-rsid="000d2d2a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style:text-underline-style="none" fo:font-weight="normal" officeooo:rsid="0007d96f" style:font-size-asian="10.5pt" style:font-weight-asian="normal" style:font-size-complex="12pt" style:font-weight-complex="normal"/>
    </style:style>
    <style:style style:name="T5" style:family="text"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T6" style:family="text">
      <style:text-properties fo:font-size="12pt" style:text-underline-style="none" style:font-size-asian="10.5pt" style:font-size-complex="12pt"/>
    </style:style>
    <style:style style:name="T7" style:family="text">
      <style:text-properties fo:font-size="12pt" style:text-underline-style="none" officeooo:rsid="00064346" style:font-size-asian="10.5pt" style:font-size-complex="12pt"/>
    </style:style>
    <style:style style:name="T8" style:family="text">
      <style:text-properties fo:font-size="12pt" style:text-underline-style="none" officeooo:rsid="0007d96f" style:font-size-asian="10.5pt" style:font-size-complex="12pt"/>
    </style:style>
    <style:style style:name="T9" style:family="text">
      <style:text-properties fo:color="#c9211e" fo:font-size="12pt" style:text-underline-style="none" fo:font-weight="normal" style:font-size-asian="10.5pt" style:font-weight-asian="normal" style:font-size-complex="12pt" style:font-weight-complex="normal"/>
    </style:style>
    <style:style style:name="T10" style:family="text">
      <style:text-properties fo:color="#c9211e" fo:font-size="12pt" style:text-underline-style="none" fo:font-weight="normal" officeooo:rsid="00064346" style:font-size-asian="10.5pt" style:font-weight-asian="normal" style:font-size-complex="12pt" style:font-weight-complex="normal"/>
    </style:style>
    <style:style style:name="T11" style:family="text">
      <style:text-properties fo:color="#c9211e" fo:font-size="12pt" style:text-underline-style="none" fo:font-weight="normal" officeooo:rsid="000775af" style:font-size-asian="10.5pt" style:font-weight-asian="normal" style:font-size-complex="12pt" style:font-weight-complex="normal"/>
    </style:style>
    <style:style style:name="T12" style:family="text">
      <style:text-properties fo:color="#c9211e" fo:font-size="12pt" style:text-underline-style="none" style:font-size-asian="10.5pt" style:font-size-complex="12pt"/>
    </style:style>
    <style:style style:name="T13" style:family="text">
      <style:text-properties style:use-window-font-color="true" fo:font-size="12pt" style:text-underline-style="none" style:font-size-asian="10.5pt" style:font-size-complex="12pt"/>
    </style:style>
    <style:style style:name="T14" style:family="text">
      <style:text-properties style:use-window-font-color="true" fo:font-size="12pt" style:text-underline-style="none" fo:font-weight="normal" style:font-size-asian="10.5pt" style:font-weight-asian="normal" style:font-size-complex="12pt" style:font-weight-complex="normal"/>
    </style:style>
    <style:style style:name="T15" style:family="text">
      <style:text-properties style:use-window-font-color="true" fo:font-size="12pt" style:text-underline-style="none" fo:font-weight="normal" officeooo:rsid="000775af" style:font-size-asian="10.5pt" style:font-weight-asian="normal" style:font-size-complex="12pt" style:font-weight-complex="normal"/>
    </style:style>
    <style:style style:name="T16" style:family="text">
      <style:text-properties style:use-window-font-color="true" fo:font-size="12pt" style:text-underline-style="none" fo:font-weight="normal" officeooo:rsid="0007d96f" style:font-size-asian="10.5pt" style:font-weight-asian="normal" style:font-size-complex="12pt" style:font-weight-complex="normal"/>
    </style:style>
    <style:style style:name="T17" style:family="text">
      <style:text-properties style:use-window-font-color="true" fo:font-size="12pt" style:text-underline-style="none" fo:font-weight="normal" officeooo:rsid="000c9527" style:font-size-asian="10.5pt" style:font-weight-asian="normal" style:font-size-complex="12pt" style:font-weight-complex="normal"/>
    </style:style>
    <style:style style:name="T18" style:family="text">
      <style:text-properties style:use-window-font-color="true" fo:font-size="12pt" style:text-underline-style="none" fo:font-weight="normal" officeooo:rsid="000d2d2a" style:font-size-asian="10.5pt" style:font-weight-asian="normal" style:font-size-complex="12pt" style:font-weight-complex="normal"/>
    </style:style>
    <style:style style:name="T19" style:family="text">
      <style:text-properties style:use-window-font-color="true" fo:font-size="12pt" style:text-underline-style="none" fo:font-weight="bold" style:font-size-asian="10.5pt" style:font-weight-asian="bold" style:font-size-complex="12pt" style:font-weight-complex="bold"/>
    </style:style>
    <style:style style:name="T20" style:family="text">
      <style:text-properties style:use-window-font-color="true" fo:font-size="12pt" style:text-underline-style="none" fo:font-weight="bold" officeooo:rsid="000775af" style:font-size-asian="10.5pt" style:font-weight-asian="bold" style:font-size-complex="12pt" style:font-weight-complex="bold"/>
    </style:style>
    <style:style style:name="T21" style:family="text">
      <style:text-properties style:use-window-font-color="true" fo:font-size="12pt" style:font-size-asian="10.5pt" style:font-size-complex="12pt"/>
    </style:style>
    <style:style style:name="T22" style:family="text">
      <style:text-properties style:use-window-font-color="true" fo:font-size="12pt" fo:font-weight="bold" style:font-size-asian="10.5pt" style:font-weight-asian="bold" style:font-size-complex="12pt" style:font-weight-complex="bold"/>
    </style:style>
    <style:style style:name="T23" style:family="text">
      <style:text-properties style:use-window-font-color="true" fo:font-size="12pt" fo:font-weight="normal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50 </text:p>
      <text:p text:style-name="P1">9/15/2020</text:p>
      <text:p text:style-name="P1">Lecture 1 Git</text:p>
      <text:p text:style-name="P1"/>
      <text:p text:style-name="P1"/>
      <text:p text:style-name="P1">Last Time: HTML and CSS, HTML for webpage structure and CSS for webpage style</text:p>
      <text:p text:style-name="P1"/>
      <text:p text:style-name="P3">Git</text:p>
      <text:p text:style-name="P4"><text:span text:style-name="T2">Git is a </text:span><text:span text:style-name="T1">version control tool</text:span></text:p>
      <text:list xml:id="list1430277550" text:style-name="L1">
        <text:list-item>
          <text:p text:style-name="P5"><text:span text:style-name="T2">command line tool that allows us to:</text:span></text:p>
          <text:list>
            <text:list-item>
              <text:p text:style-name="P5"><text:span text:style-name="T2">Keep track of changes to code, save “snapshots” of changes</text:span></text:p>
            </text:list-item>
            <text:list-item>
              <text:p text:style-name="P5"><text:span text:style-name="T2">Synchronizes code between different people</text:span></text:p>
              <text:list>
                <text:list-item>
                  <text:p text:style-name="P5"><text:span text:style-name="T2">1 version of the code stored in a </text:span><text:span text:style-name="T1">repository</text:span></text:p>
                </text:list-item>
                <text:list-item>
                  <text:p text:style-name="P5"><text:span text:style-name="T2">Individuals can make changes to files then synchronize the changes with the original</text:span></text:p>
                </text:list-item>
                <text:list-item>
                  <text:p text:style-name="P5"><text:span text:style-name="T1">Pull </text:span><text:span text:style-name="T2">changes from original</text:span></text:p>
                </text:list-item>
              </text:list>
            </text:list-item>
            <text:list-item>
              <text:p text:style-name="P2"><text:span text:style-name="T3">Test changes to code without losing the original</text:span></text:p>
              <text:list>
                <text:list-item>
                  <text:p text:style-name="P2"><text:span text:style-name="T3">Make changes on a separate </text:span><text:span text:style-name="T5">branch</text:span><text:span text:style-name="T3"> </text:span></text:p>
                </text:list-item>
              </text:list>
            </text:list-item>
            <text:list-item>
              <text:p text:style-name="P2"><text:span text:style-name="T3">Revert back to old versions of code</text:span></text:p>
            </text:list-item>
          </text:list>
        </text:list-item>
        <text:list-item>
          <text:p text:style-name="P7"><text:span text:style-name="T6">GitHub</text:span><text:span text:style-name="T3"> is a popular </text:span><text:span text:style-name="T6">repository </text:span><text:span text:style-name="T3">hosting website</text:span></text:p>
        </text:list-item>
        <text:list-item>
          <text:p text:style-name="P7"><text:span text:style-name="T6">github.com/new</text:span><text:span text:style-name="T3"> is the address for creating a new repository</text:span></text:p>
          <text:list>
            <text:list-item>
              <text:p text:style-name="P7"><text:span text:style-name="T3">give it a name</text:span></text:p>
            </text:list-item>
            <text:list-item>
              <text:p text:style-name="P7"><text:span text:style-name="T3">optionally provide description</text:span></text:p>
            </text:list-item>
            <text:list-item>
              <text:p text:style-name="P7"><text:span text:style-name="T3">is the repository public or private?</text:span></text:p>
            </text:list-item>
          </text:list>
        </text:list-item>
        <text:list-item>
          <text:p text:style-name="P7"><text:span text:style-name="T3">The repository will be empty at first</text:span></text:p>
        </text:list-item>
        <text:list-item>
          <text:p text:style-name="P7"><text:span text:style-name="T10">COMMAND:</text:span><text:span text:style-name="T7"> </text:span><text:span text:style-name="T6">git clone</text:span><text:span text:style-name="T3"> takes a repository from the internet and downloads it onto our own computer</text:span></text:p>
          <text:list>
            <text:list-item>
              <text:p text:style-name="P8"><text:span text:style-name="T6">git clone &lt;url&gt;</text:span><text:span text:style-name="T3"> of repository that you want to download </text:span></text:p>
            </text:list-item>
            <text:list-item>
              <text:p text:style-name="P8"><text:span text:style-name="T3">Repository and all of its contents are downloaded onto your computer so that you now have a copy of it</text:span></text:p>
            </text:list-item>
            <text:list-item>
              <text:p text:style-name="P8"><text:span text:style-name="T3">To authenticate the clone download you can use </text:span><text:span text:style-name="T6">HTTPS </text:span><text:span text:style-name="T3">or </text:span><text:span text:style-name="T6">SSH</text:span></text:p>
            </text:list-item>
            <text:list-item>
              <text:p text:style-name="P8"><text:span text:style-name="T3">Copy url from GitHub</text:span></text:p>
            </text:list-item>
          </text:list>
        </text:list-item>
        <text:list-item>
          <text:p text:style-name="P9"><text:span text:style-name="T6">touch </text:span><text:span text:style-name="T3">command will create a new file</text:span></text:p>
        </text:list-item>
        <text:list-item>
          <text:p text:style-name="P10"><text:span text:style-name="T9">COMMAND:</text:span><text:span text:style-name="T3"> </text:span><text:span text:style-name="T6">git add</text:span><text:span text:style-name="T3"> tells git we want to add a file as one to track the next time we make a commit</text:span></text:p>
          <text:list>
            <text:list-item>
              <text:p text:style-name="P10"><text:span text:style-name="T6">git add &lt;filename&gt;</text:span><text:span text:style-name="T3"> </text:span></text:p>
              <text:list>
                <text:list-item>
                  <text:p text:style-name="P10"><text:span text:style-name="T3">Changes to be committed:</text:span></text:p>
                  <text:list>
                    <text:list-header>
                      <text:p text:style-name="P10"><text:span text:style-name="T3">modified: &lt;filename&gt;</text:span>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6"><text:span text:style-name="T11">COMMAND: </text:span><text:span text:style-name="T20">git commit </text:span><text:span text:style-name="T15">tells git repository that we want to save a snapshot and keep track any changes</text:span></text:p>
          <text:list>
            <text:list-item>
              <text:p text:style-name="P16"><text:span text:style-name="T6">git commit -m “message”</text:span></text:p>
            </text:list-item>
            <text:list-item>
              <text:p text:style-name="P17"><text:span text:style-name="T6">a commit message: description of what changes were made in the most recent commit </text:span></text:p>
            </text:list-item>
            <text:list-item>
              <text:p text:style-name="P16"><text:span text:style-name="T6">-</text:span><text:span text:style-name="T8">am</text:span><text:span text:style-name="T4"> to commit all files that have been changed and add a message, combines </text:span><text:span text:style-name="T8">add </text:span><text:span text:style-name="T4">and </text:span><text:span text:style-name="T8">commit</text:span></text:p>
            </text:list-item>
          </text:list>
        </text:list-item>
        <text:list-item>
          <text:p text:style-name="P17"><text:span text:style-name="T12">COMMAND:</text:span><text:span text:style-name="T6"> </text:span><text:span text:style-name="T5">git status </text:span><text:span text:style-name="T6">tells us what is currently happening inside our repository</text:span></text:p>
          <text:list>
            <text:list-item>
              <text:p text:style-name="P17"><text:span text:style-name="T6">On branch &lt;branch-name&gt;</text:span></text:p>
              <text:p text:style-name="P17"><text:span text:style-name="T6">Your branch is ahead of ‘origin/master’ by 1 commit.</text:span></text:p>
            </text:list-item>
          </text:list>
        </text:list-item>
        <text:list-item>
          <text:p text:style-name="P6"><text:span text:style-name="T11">COMMAND:</text:span><text:span text:style-name="T15"> </text:span><text:span text:style-name="T20">git push</text:span><text:span text:style-name="T15"> </text:span><text:span text:style-name="T16">t</text:span><text:span text:style-name="T15">ake our changes and push them to GitHub so that the online version of the repository has the same contents as our local version</text:span></text:p>
        </text:list-item>
        <text:list-item>
          <text:p text:style-name="P18"><text:soft-page-break/><text:span text:style-name="T11">C</text:span><text:span text:style-name="T9">OMMAND:</text:span><text:span text:style-name="T14"> </text:span><text:span text:style-name="T19">git pull </text:span><text:span text:style-name="T14">take changes from GitHub and pull them down so that our local repository has access to latest version of files on GitHub</text:span></text:p>
        </text:list-item>
        <text:list-item>
          <text:p text:style-name="P11"><text:span text:style-name="T13">Merge Conflicts</text:span><text:span text:style-name="T14">: What happens if multiple users make changes to the same code?</text:span></text:p>
          <text:list>
            <text:list-item>
              <text:p text:style-name="P11"><text:span text:style-name="T14">Can happen when you </text:span><text:span text:style-name="T13">git pull</text:span></text:p>
            </text:list-item>
            <text:list-item>
              <text:p text:style-name="P11"><text:span text:style-name="T14">Git adds some metadata to file to explain conflcits</text:span></text:p>
            </text:list-item>
            <text:list-item>
              <text:p text:style-name="P11"><text:span text:style-name="T14">Everything between upper arrows &lt;&lt;&lt;&lt;&lt; and equals signs ===== are your changes</text:span></text:p>
            </text:list-item>
            <text:list-item>
              <text:p text:style-name="P11"><text:span text:style-name="T14">Everything between equals signs ===== and lower arrows &gt;&gt;&gt;&gt;&gt; are the remote changes</text:span></text:p>
            </text:list-item>
            <text:list-item>
              <text:p text:style-name="P11"><text:span text:style-name="T14">sequence of characters is the </text:span><text:span text:style-name="T13">hash</text:span><text:span text:style-name="T14"> of the conflicting commit </text:span></text:p>
            </text:list-item>
          </text:list>
        </text:list-item>
        <text:list-item>
          <text:p text:style-name="P11"><text:span text:style-name="T14">Resolve merge conflict:</text:span></text:p>
          <text:list>
            <text:list-item>
              <text:p text:style-name="P11"><text:span text:style-name="T14">First remove all merge conflict markers &lt;, =, &gt; from the text file</text:span></text:p>
            </text:list-item>
            <text:list-item>
              <text:p text:style-name="P11"><text:span text:style-name="T14">Decide what changes you want to keep or combine </text:span></text:p>
            </text:list-item>
            <text:list-item>
              <text:p text:style-name="P11"><text:span text:style-name="T14">Remove blank lines and commit changes</text:span></text:p>
            </text:list-item>
          </text:list>
        </text:list-item>
        <text:list-item>
          <text:p text:style-name="P12"><text:span text:style-name="T9">COMMAND:</text:span><text:span text:style-name="T14"> </text:span><text:span text:style-name="T13">git log</text:span><text:span text:style-name="T14"> will display information about commits that have been made</text:span></text:p>
        </text:list-item>
        <text:list-item>
          <text:p text:style-name="P12"><text:span text:style-name="T9">COMMAND: </text:span><text:span text:style-name="T13">git reset</text:span><text:span text:style-name="T14"> take current state of repository and revert it back to an older state</text:span></text:p>
          <text:list>
            <text:list-item>
              <text:p text:style-name="P12"><text:span text:style-name="T13">git reset --hard &lt;commit hash&gt; </text:span><text:span text:style-name="T14">go back to a particular committed</text:span></text:p>
            </text:list-item>
            <text:list-item>
              <text:p text:style-name="P12"><text:span text:style-name="T13">git reset --hard origin/master </text:span><text:span text:style-name="T14">reset current version to whatever is on GitHub</text:span></text:p>
            </text:list-item>
          </text:list>
        </text:list-item>
        <text:list-item>
          <text:p text:style-name="P13"><text:span text:style-name="T14">What if you want to simultaneously work on new features, fix bugs, etc.? Use branching!</text:span></text:p>
          <text:list>
            <text:list-item>
              <text:p text:style-name="P13"><text:span text:style-name="T14">Use new branch to work on a new features</text:span></text:p>
            </text:list-item>
            <text:list-item>
              <text:p text:style-name="P13"><text:span text:style-name="T13">master</text:span><text:span text:style-name="T14"> branch is usually default. Up-to-date stable version of code</text:span></text:p>
            </text:list-item>
            <text:list-item>
              <text:p text:style-name="P13"><text:span text:style-name="T13">HEAD</text:span><text:span text:style-name="T14"> tells you where current focus is</text:span></text:p>
            </text:list-item>
            <text:list-item>
              <text:p text:style-name="P13"><text:span text:style-name="T14">Eventually you can merge branches together</text:span></text:p>
            </text:list-item>
          </text:list>
        </text:list-item>
        <text:list-item>
          <text:p text:style-name="P13"><text:span text:style-name="T9">COMMAND:</text:span><text:span text:style-name="T14"> </text:span><text:span text:style-name="T13">git branch</text:span><text:span text:style-name="T14"> will tell you what branch you are currently on and what branches exist in your local repository. * symbol tells you what branch you are currently on</text:span></text:p>
        </text:list-item>
        <text:list-item>
          <text:p text:style-name="P13"><text:span text:style-name="T9">COMMAND:</text:span><text:span text:style-name="T14"> </text:span><text:span text:style-name="T13">git checkout </text:span><text:span text:style-name="T17">switch to a different working branch</text:span></text:p>
          <text:list>
            <text:list-item>
              <text:p text:style-name="P13"><text:span text:style-name="T13">-b</text:span><text:span text:style-name="T14"> </text:span><text:span text:style-name="T13">&lt;name&gt;</text:span><text:span text:style-name="T14"> switches to a new branch with given name</text:span></text:p>
            </text:list-item>
          </text:list>
        </text:list-item>
        <text:list-item>
          <text:p text:style-name="P14"><text:span text:style-name="T9">COMMAND: </text:span><text:span text:style-name="T13">git merge </text:span><text:span text:style-name="T14">&lt;</text:span><text:span text:style-name="T13">branch-name</text:span><text:span text:style-name="T14">&gt; take whatever is on the given branch and merge it into the current branch</text:span></text:p>
          <text:list>
            <text:list-item>
              <text:p text:style-name="P15"><text:span text:style-name="T14">Can raise a merge conflict </text:span><text:span text:style-name="T18">which </text:span><text:span text:style-name="T14">will have to be resolved</text:span></text:p>
              <text:p text:style-name="P15"><text:span text:style-name="T14"/></text:p>
            </text:list-item>
          </text:list>
        </text:list-item>
      </text:list>
      <text:p text:style-name="P19"><text:span text:style-name="T21">Forking a GitHub Repository</text:span></text:p>
      <text:list xml:id="list3419868132" text:style-name="L3">
        <text:list-item>
          <text:p text:style-name="P21"><text:span text:style-name="T21">If you find an Open Source repository you want to use or contribute to, you can </text:span><text:span text:style-name="T22">fork</text:span><text:span text:style-name="T21"> it</text:span></text:p>
        </text:list-item>
        <text:list-item>
          <text:p text:style-name="P21"><text:span text:style-name="T21">Click fork to get your own copy of the repository that you can edit and change</text:span></text:p>
        </text:list-item>
        <text:list-item>
          <text:p text:style-name="P21"><text:span text:style-name="T21">If you feel that you have made a contribution that you want to merge with the original you can create a </text:span><text:span text:style-name="T22">pull request</text:span><text:span text:style-name="T21"> </text:span></text:p>
        </text:list-item>
      </text:list>
      <text:p text:style-name="P20"><text:span text:style-name="T21"/></text:p>
      <text:p text:style-name="P19"><text:span text:style-name="T21">GitHub Pages</text:span></text:p>
      <text:list xml:id="list1530547273" text:style-name="L4">
        <text:list-item>
          <text:p text:style-name="P22"><text:span text:style-name="T23">Create a new repository </text:span><text:span text:style-name="T21">&lt;username.github.io&gt;</text:span></text:p>
        </text:list-item>
        <text:list-item>
          <text:p text:style-name="P22"><text:span text:style-name="T23">Can clone URL, make changes</text:span></text:p>
        </text:list-item>
        <text:list-item>
          <text:p text:style-name="P22"><text:span text:style-name="T23">On GitHub go to settings, GitHub pages setting, url can be accessed by anyone</text:span></text:p>
        </text:list-item>
        <text:list-item>
          <text:p text:style-name="P22"><text:span text:style-name="T23">Easy to update your GitHub Pages website</text:span></text:p>
          <text:p text:style-name="P22"><text:span text:style-name="T23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>
          <style:tab-stop style:position="1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5T10:13:02.567720726</meta:creation-date>
    <dc:date>2020-09-15T12:12:36.108129157</dc:date>
    <meta:editing-duration>PT28M36S</meta:editing-duration>
    <meta:editing-cycles>8</meta:editing-cycles>
    <meta:generator>LibreOffice/6.4.5.2$Linux_X86_64 LibreOffice_project/40$Build-2</meta:generator>
    <meta:document-statistic meta:table-count="0" meta:image-count="0" meta:object-count="0" meta:page-count="2" meta:paragraph-count="75" meta:word-count="792" meta:character-count="4164" meta:non-whitespace-character-count="3506"/>
  </office:meta>
</office:document-meta>
</file>